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list-style-name="L7"/>
    <style:style style:name="P5" style:family="paragraph" style:parent-style-name="Text_20_body" style:list-style-name="L3">
      <style:text-properties style:text-underline-style="solid" style:text-underline-width="auto" style:text-underline-color="font-color"/>
    </style:style>
    <style:style style:name="P6" style:family="paragraph" style:parent-style-name="Text_20_body" style:list-style-name="L8"/>
    <style:style style:name="T1" style:family="text">
      <style:text-properties fo:font-weight="normal" style:font-weight-asian="normal" style:font-weight-complex="normal"/>
    </style:style>
    <style:style style:name="T2" style:family="text">
      <style:text-properties fo:color="#ff0000" fo:font-weight="normal" style:font-weight-asian="normal" style:font-weight-complex="normal"/>
    </style:style>
    <style:style style:name="T3" style:family="text">
      <style:text-properties fo:color="#ff0000"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s</text:h>
      <text:p text:style-name="Text_20_body">The following use cases outline the primary usage for the RAS application suite. The actors have been defined below to reduce the duplication of re-listing the definitions from within each use case.</text:p>
      <text:h text:style-name="Heading_20_2" text:outline-level="2">1. Actors</text:h>
      <text:p text:style-name="Text_20_body">The potential users of the RAS application suite.</text:p>
      <text:list xml:id="list506716295" text:style-name="L1">
        <text:list-item>
          <text:p text:style-name="P2">Web User<text:span text:style-name="T1"> – the primary audience for the web application. This user has access to an Internet connection and will uses a web browser that must be supported by the application.</text:span></text:p>
        </text:list-item>
        <text:list-item>
          <text:p text:style-name="P2">System Administrator –<text:span text:style-name="T1"> a system user that assists in maintaining the application suite and its infrastructure. The system administrator will use both the web browser and any supporting software that helps keep the system running.</text:span></text:p>
        </text:list-item>
        <text:list-item>
          <text:p text:style-name="P2">Notifier<text:span text:style-name="T1"> – the application responsible for delivering information to users and system administrators.</text:span></text:p>
        </text:list-item>
        <text:list-item>
          <text:p text:style-name="P2">SearchUSA<text:span text:style-name="T1"> – </text:span><text:span text:style-name="T3">@Dan, help me out here, is this supposed to be the external data sources?</text:span></text:p>
        </text:list-item>
      </text:list>
      <text:h text:style-name="Heading_20_2" text:outline-level="2">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Actors</text:p>
      <text:p text:style-name="P1"><text:tab/>Primary Actors: <text:span text:style-name="T1">Web User</text:span></text:p>
      <text:p text:style-name="P1"><text:tab/>Supporting Actors: <text:span text:style-name="T1">SearchUSA? </text:span><text:span text:style-name="T2">@Dan?</text:span></text:p>
      <text:p text:style-name="P1"><text:tab/></text:p>
      <text:p text:style-name="P1">Stakeholders</text:p>
      <text:p text:style-name="P1"><text:tab/>Web User<text:span text:style-name="T1"> – is interested in obtaining safety recall information about a product</text:span></text:p>
      <text:p text:style-name="P1"/>
      <text:p text:style-name="P1">Preconditions</text:p>
      <text:list xml:id="list1990840352" text:style-name="L2">
        <text:list-item>
          <text:p text:style-name="P3">The application is published to the web at the Domain.</text:p>
        </text:list-item>
        <text:list-item>
          <text:p text:style-name="P3">The data sources for the recall data has been polled or is available to the system.</text:p>
        </text:list-item>
      </text:list>
      <text:p text:style-name="Text_20_body"/>
      <text:p text:style-name="P1">Post Conditions</text:p>
      <text:list xml:id="list1252467092" text:style-name="L3">
        <text:list-item>
          <text:p text:style-name="P5">Success conditions</text:p>
        </text:list-item>
      </text:list>
      <text:list xml:id="list1639022050" text:style-name="L7">
        <text:list-item>
          <text:list>
            <text:list-item>
              <text:p text:style-name="P4">User can see the rendered home page in the browser</text:p>
            </text:list-item>
            <text:list-item>
              <text:p text:style-name="P4">User can search for recall information without receiving an error</text:p>
            </text:list-item>
          </text:list>
        </text:list-item>
      </text:list>
      <text:list xml:id="list702887534" text:continue-list="list1252467092" text:style-name="L3">
        <text:list-item>
          <text:p text:style-name="P5">Failure conditions</text:p>
        </text:list-item>
      </text:list>
      <text:list xml:id="list1934635253" text:style-name="L8">
        <text:list-item>
          <text:list>
            <text:list-item>
              <text:p text:style-name="P6"><text:soft-page-break/>User receives an error when attempting to search</text:p>
            </text:list-item>
            <text:list-item>
              <text:p text:style-name="P6">The website is unavailable</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6-23T18:28:08</meta:creation-date>
    <dc:date>2011-06-23T19:38:00</dc:date>
    <dc:creator>Brian Chiasson</dc:creator>
    <meta:editing-duration>PT39M11S</meta:editing-duration>
    <meta:editing-cycles>5</meta:editing-cycles>
    <meta:generator>LibreOffice/3.3$Unix LibreOffice_project/330m19$Build-202</meta:generator>
    <meta:document-statistic meta:table-count="0" meta:image-count="0" meta:object-count="0" meta:page-count="2" meta:paragraph-count="26" meta:word-count="294" meta:character-count="1747"/>
  </office:meta>
</office:document-meta>
</file>